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fill="solid" draw:fill-color="#e6e6e6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marker-end="Arrow" draw:marker-end-width="0.3cm" draw:fill="none" draw:fill-color="#c0c0c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0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034cm" svg:height="12.192cm" draw:transform="skewX (0.0010471975511966) translate (8.939cm 0.2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5.334cm" svg:height="2.032cm" svg:x="1.07cm" svg:y="3.88cm">
          <text:p text:style-name="P1">DSD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334cm" svg:height="2.032cm" svg:x="1.069cm" svg:y="7.979cm">
          <text:p text:style-name="P1">SVM<text:span text:style-name="T1">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334cm" svg:height="2.032cm" svg:x="1.069cm" svg:y="1.179cm">
          <text:p text:style-name="P1">SSC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.737cm" svg:y1="5.912cm" svg:x2="3.736cm" svg:y2="7.979cm" draw:start-shape="id1" draw:start-glue-point="2" draw:end-shape="id2" draw:end-glue-point="0" svg:d="m3737 5912-1 2067" svg:viewBox="0 0 2 2068">
          <text:p/>
        </draw:connector>
        <draw:custom-shape draw:style-name="gr2" draw:text-style-name="P1" xml:id="id5" draw:id="id5" draw:layer="layout" svg:width="5.334cm" svg:height="2.032cm" svg:x="16.57cm" svg:y="7.98cm">
          <text:p text:style-name="P1">Adapted DSD</text:p>
          <text:p text:style-name="P1">Acoustic featur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334cm" svg:height="2.032cm" svg:x="16.569cm" svg:y="0.779cm">
          <text:p text:style-name="P1">Adapted SSC</text:p>
          <text:p text:style-name="P1">Acoustic featur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5.334cm" svg:height="2.032cm" svg:x="9.468cm" svg:y="2.578cm">
          <text:p text:style-name="P1">GFK </text:p>
          <text:p text:style-name="P1">transform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404cm" svg:y1="4.896cm" svg:x2="9.468cm" svg:y2="3.594cm" draw:start-shape="id1" draw:start-glue-point="1" draw:end-shape="id3" draw:end-glue-point="3" svg:d="m6404 4896h1533v-1302h1531" svg:viewBox="0 0 3065 1303">
          <text:p/>
        </draw:connector>
        <draw:connector draw:style-name="gr4" draw:text-style-name="P1" draw:layer="layout" svg:x1="6.403cm" svg:y1="2.195cm" svg:x2="9.468cm" svg:y2="3.594cm" draw:start-shape="id4" draw:start-glue-point="1" draw:end-shape="id3" draw:end-glue-point="3" svg:d="m6403 2195h1533v1399h1532" svg:viewBox="0 0 3066 1400">
          <text:p/>
        </draw:connector>
        <draw:connector draw:style-name="gr4" draw:text-style-name="P1" draw:layer="layout" svg:x1="14.802cm" svg:y1="3.594cm" svg:x2="19.237cm" svg:y2="7.98cm" draw:start-shape="id3" draw:start-glue-point="1" draw:end-shape="id5" draw:end-glue-point="0" svg:d="m14802 3594h4435v4386" svg:viewBox="0 0 4436 4387">
          <text:p/>
        </draw:connector>
        <draw:connector draw:style-name="gr4" draw:text-style-name="P1" draw:layer="layout" svg:x1="14.802cm" svg:y1="3.594cm" svg:x2="19.236cm" svg:y2="2.811cm" draw:start-shape="id3" draw:start-glue-point="1" draw:end-shape="id6" draw:end-glue-point="2" svg:d="m14802 3594h4434v-783" svg:viewBox="0 0 4435 784">
          <text:p/>
        </draw:connector>
        <draw:custom-shape draw:style-name="gr3" draw:text-style-name="P1" xml:id="id7" draw:id="id7" draw:layer="layout" svg:width="5.334cm" svg:height="2.032cm" svg:x="20.768cm" svg:y="4.278cm">
          <text:p text:style-name="P1">SVR<text:span text:style-name="T1">S-GF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1.903cm" svg:y1="1.795cm" svg:x2="23.435cm" svg:y2="4.278cm" draw:start-shape="id6" draw:start-glue-point="1" draw:end-shape="id7" draw:end-glue-point="0" svg:d="m21903 1795h1532v2483" svg:viewBox="0 0 1533 2484">
          <text:p/>
        </draw:connector>
        <draw:connector draw:style-name="gr4" draw:text-style-name="P1" draw:layer="layout" svg:x1="23.435cm" svg:y1="6.31cm" svg:x2="21.904cm" svg:y2="8.996cm" draw:start-shape="id7" draw:start-glue-point="2" draw:end-shape="id5" draw:end-glue-point="1" svg:d="m23435 6310v2686h-1531" svg:viewBox="0 0 1532 2687">
          <text:p/>
        </draw:connector>
        <draw:frame draw:style-name="gr6" draw:layer="layout" svg:width="3.048cm" svg:height="0.962cm" svg:x="23.29cm" svg:y="2.508cm">
          <draw:text-box>
            <text:p>Training</text:p>
          </draw:text-box>
        </draw:frame>
        <draw:frame draw:style-name="gr6" draw:layer="layout" svg:width="3.418cm" svg:height="0.962cm" svg:x="23.29cm" svg:y="7.108cm">
          <draw:text-box>
            <text:p>Prediction</text:p>
          </draw:text-box>
        </draw:frame>
        <draw:custom-shape draw:style-name="gr2" draw:text-style-name="P1" xml:id="id8" draw:id="id8" draw:layer="layout" svg:width="5.334cm" svg:height="2.032cm" svg:x="9.669cm" svg:y="7.979cm">
          <text:p text:style-name="P1">Sincerity scor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6.57cm" svg:y1="8.996cm" svg:x2="15.003cm" svg:y2="8.995cm" draw:start-shape="id5" draw:start-glue-point="3" draw:end-shape="id8" draw:end-glue-point="1" svg:d="m16570 8996h-783v-1h-784" svg:viewBox="0 0 1568 2">
          <text:p/>
        </draw:connector>
        <draw:custom-shape draw:style-name="gr3" draw:text-style-name="P1" xml:id="id9" draw:id="id9" draw:layer="layout" svg:width="5.334cm" svg:height="2.032cm" svg:x="3.668cm" svg:y="11.878cm">
          <text:p text:style-name="P1">SVM<text:span text:style-name="T1">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5.334cm" svg:height="2.032cm" svg:x="3.668cm" svg:y="15.078cm">
          <text:p text:style-name="P1">Final deception</text:p>
          <text:p text:style-name="P1">predi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736cm" svg:y1="10.011cm" svg:x2="6.335cm" svg:y2="11.878cm" draw:start-shape="id2" draw:start-glue-point="2" draw:end-shape="id9" draw:end-glue-point="0" svg:d="m3736 10011v934h2599v933" svg:viewBox="0 0 2600 1868">
          <text:p/>
        </draw:connector>
        <draw:connector draw:style-name="gr4" draw:text-style-name="P1" draw:layer="layout" svg:x1="12.336cm" svg:y1="10.011cm" svg:x2="6.335cm" svg:y2="11.878cm" draw:start-shape="id8" draw:start-glue-point="2" draw:end-shape="id9" draw:end-glue-point="0" svg:d="m12336 10011v934h-6001v933" svg:viewBox="0 0 6002 1868">
          <text:p/>
        </draw:connector>
        <draw:connector draw:style-name="gr4" draw:text-style-name="P1" draw:layer="layout" svg:x1="6.335cm" svg:y1="13.91cm" svg:x2="6.335cm" svg:y2="15.078cm" draw:start-shape="id9" draw:start-glue-point="2" draw:end-shape="id10" draw:end-glue-point="0" svg:d="m6335 13910v1168" svg:viewBox="0 0 1 1169">
          <text:p/>
        </draw:connector>
        <draw:frame draw:style-name="gr7" draw:layer="layout" svg:width="9.906cm" svg:height="1.673cm" svg:x="13.516cm" svg:y="10.914cm">
          <draw:text-box>
            <text:p text:style-name="P1">Domain adaptation to get sincerity scores on DSD dataset</text:p>
          </draw:text-box>
        </draw:frame>
        <draw:frame draw:style-name="gr7" draw:layer="layout" svg:width="1.778cm" svg:height="0.962cm" svg:x="14.248cm" svg:y="15.34cm">
          <draw:text-box>
            <text:p>(A)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18.034cm" svg:height="14.224cm" draw:transform="skewX (0.0010471975511966) translate (8.939cm 0.2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.334cm" svg:height="2.032cm" svg:x="1.07cm" svg:y="3.88cm">
          <text:p text:style-name="P2">SSC</text:p>
          <text:p text:style-name="P2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5.334cm" svg:height="2.032cm" svg:x="1.069cm" svg:y="7.979cm">
          <text:p text:style-name="P2">SVR<text:span text:style-name="T1">S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5.334cm" svg:height="2.032cm" svg:x="1.069cm" svg:y="1.179cm">
          <text:p text:style-name="P2">DSD</text:p>
          <text:p text:style-name="P2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.737cm" svg:y1="5.912cm" svg:x2="3.736cm" svg:y2="7.979cm" draw:start-shape="id11" draw:start-glue-point="2" draw:end-shape="id12" draw:end-glue-point="0" svg:d="m3737 5912-1 2067" svg:viewBox="0 0 2 2068">
          <text:p/>
        </draw:connector>
        <draw:custom-shape draw:style-name="gr2" draw:text-style-name="P2" xml:id="id15" draw:id="id15" draw:layer="layout" svg:width="5.334cm" svg:height="2.032cm" svg:x="16.57cm" svg:y="7.98cm">
          <text:p text:style-name="P2">Adapted SSC</text:p>
          <text:p text:style-name="P2">Acoustic featur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5.334cm" svg:height="2.032cm" svg:x="16.569cm" svg:y="0.779cm">
          <text:p text:style-name="P2">Adapted DSD</text:p>
          <text:p text:style-name="P2">Acoustic featur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5.334cm" svg:height="2.032cm" svg:x="9.468cm" svg:y="2.578cm">
          <text:p text:style-name="P2">GFK </text:p>
          <text:p text:style-name="P2">transform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404cm" svg:y1="4.896cm" svg:x2="9.468cm" svg:y2="3.594cm" draw:start-shape="id11" draw:start-glue-point="1" draw:end-shape="id13" draw:end-glue-point="3" svg:d="m6404 4896h1533v-1302h1531" svg:viewBox="0 0 3065 1303">
          <text:p/>
        </draw:connector>
        <draw:connector draw:style-name="gr4" draw:text-style-name="P1" draw:layer="layout" svg:x1="6.403cm" svg:y1="2.195cm" svg:x2="9.468cm" svg:y2="3.594cm" draw:start-shape="id14" draw:start-glue-point="1" draw:end-shape="id13" draw:end-glue-point="3" svg:d="m6403 2195h1533v1399h1532" svg:viewBox="0 0 3066 1400">
          <text:p/>
        </draw:connector>
        <draw:connector draw:style-name="gr4" draw:text-style-name="P1" draw:layer="layout" svg:x1="14.802cm" svg:y1="3.594cm" svg:x2="19.237cm" svg:y2="7.98cm" draw:start-shape="id13" draw:start-glue-point="1" draw:end-shape="id15" draw:end-glue-point="0" svg:d="m14802 3594h4435v4386" svg:viewBox="0 0 4436 4387">
          <text:p/>
        </draw:connector>
        <draw:connector draw:style-name="gr4" draw:text-style-name="P1" draw:layer="layout" svg:x1="14.802cm" svg:y1="3.594cm" svg:x2="19.236cm" svg:y2="2.811cm" draw:start-shape="id13" draw:start-glue-point="1" draw:end-shape="id16" draw:end-glue-point="2" svg:d="m14802 3594h4434v-783" svg:viewBox="0 0 4435 784">
          <text:p/>
        </draw:connector>
        <draw:custom-shape draw:style-name="gr3" draw:text-style-name="P2" xml:id="id17" draw:id="id17" draw:layer="layout" svg:width="5.334cm" svg:height="2.032cm" svg:x="20.768cm" svg:y="4.278cm">
          <text:p text:style-name="P2">SVM<text:span text:style-name="T1">D-GF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1.903cm" svg:y1="1.795cm" svg:x2="23.435cm" svg:y2="4.278cm" draw:start-shape="id16" draw:start-glue-point="1" draw:end-shape="id17" draw:end-glue-point="0" svg:d="m21903 1795h1532v2483" svg:viewBox="0 0 1533 2484">
          <text:p/>
        </draw:connector>
        <draw:connector draw:style-name="gr4" draw:text-style-name="P1" draw:layer="layout" svg:x1="23.435cm" svg:y1="6.31cm" svg:x2="21.904cm" svg:y2="8.996cm" draw:start-shape="id17" draw:start-glue-point="2" draw:end-shape="id15" draw:end-glue-point="1" svg:d="m23435 6310v2686h-1531" svg:viewBox="0 0 1532 2687">
          <text:p/>
        </draw:connector>
        <draw:frame draw:style-name="gr6" draw:text-style-name="P3" draw:layer="layout" svg:width="3.048cm" svg:height="1.103cm" svg:x="23.29cm" svg:y="2.508cm">
          <draw:text-box>
            <text:p text:style-name="P3">Training</text:p>
          </draw:text-box>
        </draw:frame>
        <draw:frame draw:style-name="gr6" draw:text-style-name="P3" draw:layer="layout" svg:width="3.418cm" svg:height="1.103cm" svg:x="23.29cm" svg:y="7.108cm">
          <draw:text-box>
            <text:p text:style-name="P3">Prediction</text:p>
          </draw:text-box>
        </draw:frame>
        <draw:custom-shape draw:style-name="gr2" draw:text-style-name="P2" xml:id="id18" draw:id="id18" draw:layer="layout" svg:width="5.334cm" svg:height="2.032cm" svg:x="9.669cm" svg:y="7.979cm">
          <text:p>Deception scor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6.57cm" svg:y1="8.996cm" svg:x2="15.003cm" svg:y2="8.995cm" draw:start-shape="id15" draw:start-glue-point="3" draw:end-shape="id18" draw:end-glue-point="1" svg:d="m16570 8996h-783v-1h-784" svg:viewBox="0 0 1568 2">
          <text:p/>
        </draw:connector>
        <draw:custom-shape draw:style-name="gr3" draw:text-style-name="P2" xml:id="id19" draw:id="id19" draw:layer="layout" svg:width="5.334cm" svg:height="2.032cm" svg:x="3.368cm" svg:y="11.878cm">
          <text:p text:style-name="P2">SVR<text:span text:style-name="T1">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5.334cm" svg:height="2.032cm" svg:x="3.368cm" svg:y="15.078cm">
          <text:p text:style-name="P2">Final sincerity</text:p>
          <text:p text:style-name="P2">predi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736cm" svg:y1="10.011cm" svg:x2="6.035cm" svg:y2="11.878cm" draw:start-shape="id12" draw:start-glue-point="2" draw:end-shape="id19" draw:end-glue-point="0" svg:d="m3736 10011v934h2299v933" svg:viewBox="0 0 2300 1868">
          <text:p/>
        </draw:connector>
        <draw:connector draw:style-name="gr4" draw:text-style-name="P1" draw:layer="layout" svg:x1="12.336cm" svg:y1="10.011cm" svg:x2="6.035cm" svg:y2="11.878cm" draw:start-shape="id18" draw:start-glue-point="2" draw:end-shape="id19" draw:end-glue-point="0" svg:d="m12336 10011v934h-6301v933" svg:viewBox="0 0 6302 1868">
          <text:p/>
        </draw:connector>
        <draw:connector draw:style-name="gr4" draw:text-style-name="P1" draw:layer="layout" svg:x1="6.035cm" svg:y1="13.91cm" svg:x2="6.035cm" svg:y2="15.078cm" draw:start-shape="id19" draw:start-glue-point="2" draw:end-shape="id20" draw:end-glue-point="0" svg:d="m6035 13910v1168" svg:viewBox="0 0 1 1169">
          <text:p/>
        </draw:connector>
        <draw:frame draw:style-name="gr7" draw:text-style-name="P2" draw:layer="layout" svg:width="11.376cm" svg:height="3.304cm" svg:x="13.516cm" svg:y="10.914cm">
          <draw:text-box>
            <text:p text:style-name="P2">Domain adaptation to get deception scores on SSC dataset. Deception scores are computed as distances from SVM<text:span text:style-name="T1">D-GFK <text:s/></text:span><text:s/>hyperplane </text:p>
          </draw:text-box>
        </draw:frame>
        <draw:frame draw:style-name="gr7" draw:layer="layout" svg:width="1.778cm" svg:height="0.962cm" svg:x="14.248cm" svg:y="15.34cm">
          <draw:text-box>
            <text:p>(B)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2" xml:id="id21" draw:id="id21" draw:layer="layout" svg:width="5.334cm" svg:height="2.032cm" svg:x="0.77cm" svg:y="3.28cm">
          <text:p text:style-name="P2">DSD</text:p>
          <text:p text:style-name="P2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2" draw:id="id22" draw:layer="layout" svg:width="5.334cm" svg:height="2.032cm" svg:x="0.769cm" svg:y="7.379cm">
          <text:p text:style-name="P2">SVM<text:span text:style-name="T1">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3" draw:id="id23" draw:layer="layout" svg:width="5.334cm" svg:height="2.032cm" svg:x="0.769cm" svg:y="0.579cm">
          <text:p text:style-name="P2">SSC</text:p>
          <text:p text:style-name="P2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.437cm" svg:y1="5.312cm" svg:x2="3.436cm" svg:y2="7.379cm" draw:start-shape="id21" draw:start-glue-point="2" draw:end-shape="id22" draw:end-glue-point="0" svg:d="m3437 5312-1 2067" svg:viewBox="0 0 2 2068">
          <text:p/>
        </draw:connector>
        <draw:connector draw:style-name="gr4" draw:text-style-name="P1" draw:layer="layout" svg:x1="6.104cm" svg:y1="4.296cm" svg:x2="8.368cm" svg:y2="2.994cm" draw:start-shape="id21" draw:start-glue-point="1" svg:d="m6104 4296h1383v-1302h881" svg:viewBox="0 0 2265 1303">
          <text:p/>
        </draw:connector>
        <draw:connector draw:style-name="gr4" draw:text-style-name="P1" draw:layer="layout" svg:x1="6.103cm" svg:y1="1.595cm" svg:x2="8.368cm" svg:y2="2.994cm" draw:start-shape="id23" draw:start-glue-point="1" svg:d="m6103 1595h1384v1399h881" svg:viewBox="0 0 2266 1400">
          <text:p/>
        </draw:connector>
        <draw:custom-shape draw:style-name="gr2" draw:text-style-name="P2" xml:id="id25" draw:id="id25" draw:layer="layout" svg:width="5.334cm" svg:height="2.032cm" svg:x="6.869cm" svg:y="7.379cm">
          <text:p text:style-name="P2">Sincerity s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4" draw:id="id24" draw:layer="layout" svg:width="5.334cm" svg:height="2.032cm" svg:x="4.168cm" svg:y="11.278cm">
          <text:p text:style-name="P2">SVM<text:span text:style-name="T1">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6" draw:id="id26" draw:layer="layout" svg:width="5.334cm" svg:height="2.032cm" svg:x="4.168cm" svg:y="14.478cm">
          <text:p text:style-name="P2">Final deception</text:p>
          <text:p text:style-name="P2">predi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436cm" svg:y1="9.411cm" svg:x2="6.835cm" svg:y2="11.278cm" draw:start-shape="id22" draw:start-glue-point="2" draw:end-shape="id24" draw:end-glue-point="0" svg:d="m3436 9411v934h3399v933" svg:viewBox="0 0 3400 1868">
          <text:p/>
        </draw:connector>
        <draw:connector draw:style-name="gr4" draw:text-style-name="P1" draw:layer="layout" svg:x1="9.536cm" svg:y1="9.411cm" svg:x2="6.835cm" svg:y2="11.278cm" draw:start-shape="id25" draw:start-glue-point="2" draw:end-shape="id24" draw:end-glue-point="0" svg:d="m9536 9411v934h-2701v933" svg:viewBox="0 0 2702 1868">
          <text:p/>
        </draw:connector>
        <draw:connector draw:style-name="gr4" draw:text-style-name="P1" draw:layer="layout" svg:x1="6.835cm" svg:y1="13.31cm" svg:x2="6.835cm" svg:y2="14.478cm" draw:start-shape="id24" draw:start-glue-point="2" draw:end-shape="id26" draw:end-glue-point="0" svg:d="m6835 13310v1168" svg:viewBox="0 0 1 1169">
          <text:p/>
        </draw:connector>
        <draw:custom-shape draw:style-name="gr2" draw:text-style-name="P2" xml:id="id27" draw:id="id27" draw:layer="layout" svg:width="5.81cm" svg:height="2.848cm" svg:x="8.368cm" svg:y="1.578cm">
          <text:p text:style-name="P2">Adaptation to get </text:p>
          <text:p text:style-name="P2">sincerity scores </text:p>
          <text:p text:style-name="P2">on DSD data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1.273cm" svg:y1="4.426cm" svg:x2="9.536cm" svg:y2="7.379cm" draw:start-shape="id27" draw:start-glue-point="2" draw:end-shape="id25" draw:end-glue-point="0" svg:d="m11273 4426v1477h-1737v1476" svg:viewBox="0 0 1738 2954">
          <text:p/>
        </draw:connector>
        <draw:custom-shape draw:style-name="gr2" draw:text-style-name="P1" xml:id="id30" draw:id="id30" draw:layer="layout" svg:width="5.334cm" svg:height="2.032cm" svg:x="21.07cm" svg:y="0.579cm">
          <text:p text:style-name="P1">DSD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8" draw:id="id28" draw:layer="layout" svg:width="5.334cm" svg:height="2.032cm" svg:x="15.169cm" svg:y="0.578cm">
          <text:p text:style-name="P1">SSC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2" draw:id="id32" draw:layer="layout" svg:width="5.334cm" svg:height="2.032cm" svg:x="21.17cm" svg:y="8.179cm">
          <text:p text:style-name="P1">Adapted DSD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1" draw:id="id31" draw:layer="layout" svg:width="5.334cm" svg:height="2.032cm" svg:x="15.069cm" svg:y="8.178cm">
          <text:p text:style-name="P1">Adapted SSC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9" draw:id="id29" draw:layer="layout" svg:width="5.334cm" svg:height="2.032cm" svg:x="18.368cm" svg:y="4.477cm">
          <text:p text:style-name="P1">GFK </text:p>
          <text:p text:style-name="P1">transfo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3" draw:id="id33" draw:layer="layout" svg:width="4.422cm" svg:height="2.032cm" svg:x="18.568cm" svg:y="11.677cm">
          <text:p text:style-name="P1">SVR<text:span text:style-name="T1">S-GF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3.048cm" svg:height="0.962cm" svg:x="14.99cm" svg:y="11.007cm">
          <draw:text-box>
            <text:p>Training</text:p>
          </draw:text-box>
        </draw:frame>
        <draw:frame draw:style-name="gr7" draw:layer="layout" svg:width="3.418cm" svg:height="0.962cm" svg:x="24.19cm" svg:y="11.007cm">
          <draw:text-box>
            <text:p>Prediction</text:p>
          </draw:text-box>
        </draw:frame>
        <draw:custom-shape draw:style-name="gr2" draw:text-style-name="P1" xml:id="id34" draw:id="id34" draw:layer="layout" svg:width="5.075cm" svg:height="2.032cm" svg:x="18.269cm" svg:y="15.478cm">
          <text:p text:style-name="P1">Sincerity s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7.836cm" svg:y1="2.61cm" svg:x2="21.035cm" svg:y2="4.477cm" draw:start-shape="id28" draw:start-glue-point="2" draw:end-shape="id29" draw:end-glue-point="0" svg:d="m17836 2610v934h3199v933" svg:viewBox="0 0 3200 1868">
          <text:p/>
        </draw:connector>
        <draw:connector draw:style-name="gr9" draw:text-style-name="P1" draw:layer="layout" svg:x1="23.737cm" svg:y1="2.611cm" svg:x2="21.035cm" svg:y2="4.477cm" draw:start-shape="id30" draw:start-glue-point="2" draw:end-shape="id29" draw:end-glue-point="0" svg:d="m23737 2611v934h-2702v932" svg:viewBox="0 0 2703 1867">
          <text:p/>
        </draw:connector>
        <draw:connector draw:style-name="gr9" draw:text-style-name="P1" draw:layer="layout" svg:x1="21.035cm" svg:y1="6.509cm" svg:x2="17.736cm" svg:y2="8.178cm" draw:start-shape="id29" draw:start-glue-point="2" draw:end-shape="id31" draw:end-glue-point="0" svg:d="m21035 6509v835h-3299v834" svg:viewBox="0 0 3300 1670">
          <text:p/>
        </draw:connector>
        <draw:connector draw:style-name="gr9" draw:text-style-name="P1" draw:layer="layout" svg:x1="21.035cm" svg:y1="6.509cm" svg:x2="23.837cm" svg:y2="8.179cm" draw:start-shape="id29" draw:start-glue-point="2" draw:end-shape="id32" draw:end-glue-point="0" svg:d="m21035 6509v836h2802v834" svg:viewBox="0 0 2803 1671">
          <text:p/>
        </draw:connector>
        <draw:connector draw:style-name="gr9" draw:text-style-name="P1" draw:layer="layout" svg:x1="17.736cm" svg:y1="10.21cm" svg:x2="18.568cm" svg:y2="12.693cm" draw:start-shape="id31" draw:start-glue-point="2" draw:end-shape="id33" draw:end-glue-point="3" svg:d="m17736 10210v2483h832" svg:viewBox="0 0 833 2484">
          <text:p/>
        </draw:connector>
        <draw:connector draw:style-name="gr9" draw:text-style-name="P1" draw:layer="layout" svg:x1="23.837cm" svg:y1="10.211cm" svg:x2="22.99cm" svg:y2="12.693cm" draw:start-shape="id32" draw:start-glue-point="2" draw:end-shape="id33" draw:end-glue-point="1" svg:d="m23837 10211v2482h-847" svg:viewBox="0 0 848 2483">
          <text:p/>
        </draw:connector>
        <draw:connector draw:style-name="gr9" draw:text-style-name="P1" draw:layer="layout" svg:x1="20.779cm" svg:y1="13.709cm" svg:x2="20.806cm" svg:y2="15.478cm" draw:start-shape="id33" draw:start-glue-point="2" draw:end-shape="id34" draw:end-glue-point="0" svg:d="m20779 13709v885h27v884" svg:viewBox="0 0 28 1770">
          <text:p/>
        </draw:connector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1" xml:id="id37" draw:id="id37" draw:layer="layout" svg:width="5.334cm" svg:height="2.032cm" svg:x="6.97cm" svg:y="0.58cm">
          <text:p text:style-name="P1">DSD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5" draw:id="id35" draw:layer="layout" svg:width="5.334cm" svg:height="2.032cm" svg:x="1.069cm" svg:y="0.579cm">
          <text:p text:style-name="P1">SSC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9" draw:id="id39" draw:layer="layout" svg:width="5.334cm" svg:height="2.032cm" svg:x="7.07cm" svg:y="8.18cm">
          <text:p text:style-name="P1">Adapted DSD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8" draw:id="id38" draw:layer="layout" svg:width="5.334cm" svg:height="2.032cm" svg:x="0.969cm" svg:y="8.179cm">
          <text:p text:style-name="P1">Adapted SSC</text:p>
          <text:p text:style-name="P1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6" draw:id="id36" draw:layer="layout" svg:width="5.334cm" svg:height="2.032cm" svg:x="4.268cm" svg:y="4.478cm">
          <text:p text:style-name="P1">GFK </text:p>
          <text:p text:style-name="P1">transfo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0" draw:id="id40" draw:layer="layout" svg:width="4.422cm" svg:height="2.032cm" svg:x="4.468cm" svg:y="11.678cm">
          <text:p text:style-name="P1">SVR<text:span text:style-name="T1">S-GF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3.048cm" svg:height="0.962cm" svg:x="0.89cm" svg:y="11.008cm">
          <draw:text-box>
            <text:p>Training</text:p>
          </draw:text-box>
        </draw:frame>
        <draw:frame draw:style-name="gr7" draw:layer="layout" svg:width="3.418cm" svg:height="0.962cm" svg:x="10.09cm" svg:y="11.008cm">
          <draw:text-box>
            <text:p>Prediction</text:p>
          </draw:text-box>
        </draw:frame>
        <draw:custom-shape draw:style-name="gr2" draw:text-style-name="P1" xml:id="id41" draw:id="id41" draw:layer="layout" svg:width="5.075cm" svg:height="2.032cm" svg:x="4.169cm" svg:y="15.479cm">
          <text:p text:style-name="P1">Sincerity s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3.736cm" svg:y1="2.611cm" svg:x2="6.935cm" svg:y2="4.478cm" draw:start-shape="id35" draw:start-glue-point="2" draw:end-shape="id36" draw:end-glue-point="0" svg:d="m3736 2611v934h3199v933" svg:viewBox="0 0 3200 1868">
          <text:p/>
        </draw:connector>
        <draw:connector draw:style-name="gr9" draw:text-style-name="P1" draw:layer="layout" svg:x1="9.637cm" svg:y1="2.612cm" svg:x2="6.935cm" svg:y2="4.478cm" draw:start-shape="id37" draw:start-glue-point="2" draw:end-shape="id36" draw:end-glue-point="0" svg:d="m9637 2612v934h-2702v932" svg:viewBox="0 0 2703 1867">
          <text:p/>
        </draw:connector>
        <draw:connector draw:style-name="gr9" draw:text-style-name="P1" draw:layer="layout" svg:x1="6.935cm" svg:y1="6.51cm" svg:x2="3.636cm" svg:y2="8.179cm" draw:start-shape="id36" draw:start-glue-point="2" draw:end-shape="id38" draw:end-glue-point="0" svg:d="m6935 6510v835h-3299v834" svg:viewBox="0 0 3300 1670">
          <text:p/>
        </draw:connector>
        <draw:connector draw:style-name="gr9" draw:text-style-name="P1" draw:layer="layout" svg:x1="6.935cm" svg:y1="6.51cm" svg:x2="9.737cm" svg:y2="8.18cm" draw:start-shape="id36" draw:start-glue-point="2" draw:end-shape="id39" draw:end-glue-point="0" svg:d="m6935 6510v836h2802v834" svg:viewBox="0 0 2803 1671">
          <text:p/>
        </draw:connector>
        <draw:connector draw:style-name="gr9" draw:text-style-name="P1" draw:layer="layout" svg:x1="3.636cm" svg:y1="10.211cm" svg:x2="4.468cm" svg:y2="12.694cm" draw:start-shape="id38" draw:start-glue-point="2" draw:end-shape="id40" draw:end-glue-point="3" svg:d="m3636 10211v2483h832" svg:viewBox="0 0 833 2484">
          <text:p/>
        </draw:connector>
        <draw:connector draw:style-name="gr9" draw:text-style-name="P1" draw:layer="layout" svg:x1="9.737cm" svg:y1="10.212cm" svg:x2="8.89cm" svg:y2="12.694cm" draw:start-shape="id39" draw:start-glue-point="2" draw:end-shape="id40" draw:end-glue-point="1" svg:d="m9737 10212v2482h-847" svg:viewBox="0 0 848 2483">
          <text:p/>
        </draw:connector>
        <draw:connector draw:style-name="gr9" draw:text-style-name="P1" draw:layer="layout" svg:x1="6.679cm" svg:y1="13.71cm" svg:x2="6.706cm" svg:y2="15.479cm" draw:start-shape="id40" draw:start-glue-point="2" draw:end-shape="id41" draw:end-glue-point="0" svg:d="m6679 13710v885h27v884" svg:viewBox="0 0 28 1770">
          <text:p/>
        </draw:connector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2" xml:id="id42" draw:id="id42" draw:layer="layout" svg:width="5.334cm" svg:height="2.032cm" svg:x="0.77cm" svg:y="3.28cm">
          <text:p text:style-name="P2">DSD</text:p>
          <text:p text:style-name="P2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3" draw:id="id43" draw:layer="layout" svg:width="5.334cm" svg:height="2.032cm" svg:x="0.769cm" svg:y="7.379cm">
          <text:p text:style-name="P2">SVM<text:span text:style-name="T1">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4" draw:id="id44" draw:layer="layout" svg:width="5.334cm" svg:height="2.032cm" svg:x="0.769cm" svg:y="0.579cm">
          <text:p text:style-name="P2">SSC</text:p>
          <text:p text:style-name="P2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.437cm" svg:y1="5.312cm" svg:x2="3.436cm" svg:y2="7.379cm" draw:start-shape="id42" draw:start-glue-point="2" draw:end-shape="id43" draw:end-glue-point="0" svg:d="m3437 5312-1 2067" svg:viewBox="0 0 2 2068">
          <text:p/>
        </draw:connector>
        <draw:connector draw:style-name="gr4" draw:text-style-name="P1" draw:layer="layout" svg:x1="6.104cm" svg:y1="4.296cm" svg:x2="8.368cm" svg:y2="2.994cm" draw:start-shape="id42" draw:start-glue-point="1" svg:d="m6104 4296h1383v-1302h881" svg:viewBox="0 0 2265 1303">
          <text:p/>
        </draw:connector>
        <draw:connector draw:style-name="gr4" draw:text-style-name="P1" draw:layer="layout" svg:x1="6.103cm" svg:y1="1.595cm" svg:x2="8.368cm" svg:y2="2.994cm" draw:start-shape="id44" draw:start-glue-point="1" svg:d="m6103 1595h1384v1399h881" svg:viewBox="0 0 2266 1400">
          <text:p/>
        </draw:connector>
        <draw:custom-shape draw:style-name="gr2" draw:text-style-name="P2" xml:id="id46" draw:id="id46" draw:layer="layout" svg:width="5.334cm" svg:height="2.032cm" svg:x="6.869cm" svg:y="7.379cm">
          <text:p text:style-name="P2">Sincerity s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5" draw:id="id45" draw:layer="layout" svg:width="5.334cm" svg:height="2.032cm" svg:x="4.168cm" svg:y="11.278cm">
          <text:p text:style-name="P2">SVM<text:span text:style-name="T1">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7" draw:id="id47" draw:layer="layout" svg:width="5.334cm" svg:height="2.032cm" svg:x="4.168cm" svg:y="14.478cm">
          <text:p text:style-name="P2">Final deception</text:p>
          <text:p text:style-name="P2">predi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436cm" svg:y1="9.411cm" svg:x2="6.835cm" svg:y2="11.278cm" draw:start-shape="id43" draw:start-glue-point="2" draw:end-shape="id45" draw:end-glue-point="0" svg:d="m3436 9411v934h3399v933" svg:viewBox="0 0 3400 1868">
          <text:p/>
        </draw:connector>
        <draw:connector draw:style-name="gr4" draw:text-style-name="P1" draw:layer="layout" svg:x1="9.536cm" svg:y1="9.411cm" svg:x2="6.835cm" svg:y2="11.278cm" draw:start-shape="id46" draw:start-glue-point="2" draw:end-shape="id45" draw:end-glue-point="0" svg:d="m9536 9411v934h-2701v933" svg:viewBox="0 0 2702 1868">
          <text:p/>
        </draw:connector>
        <draw:connector draw:style-name="gr4" draw:text-style-name="P1" draw:layer="layout" svg:x1="6.835cm" svg:y1="13.31cm" svg:x2="6.835cm" svg:y2="14.478cm" draw:start-shape="id45" draw:start-glue-point="2" draw:end-shape="id47" draw:end-glue-point="0" svg:d="m6835 13310v1168" svg:viewBox="0 0 1 1169">
          <text:p/>
        </draw:connector>
        <draw:custom-shape draw:style-name="gr2" draw:text-style-name="P2" xml:id="id48" draw:id="id48" draw:layer="layout" svg:width="5.81cm" svg:height="2.848cm" svg:x="8.368cm" svg:y="1.578cm">
          <text:p text:style-name="P2">Adaptation to get </text:p>
          <text:p text:style-name="P2">sincerity scores </text:p>
          <text:p text:style-name="P2">on DSD data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1.273cm" svg:y1="4.426cm" svg:x2="9.536cm" svg:y2="7.379cm" draw:start-shape="id48" draw:start-glue-point="2" draw:end-shape="id46" draw:end-glue-point="0" svg:d="m11273 4426v1477h-1737v1476" svg:viewBox="0 0 1738 2954">
          <text:p/>
        </draw:connector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" draw:text-style-name="P2" xml:id="id49" draw:id="id49" draw:layer="layout" svg:width="5.334cm" svg:height="2.032cm" svg:x="0.77cm" svg:y="3.28cm">
          <text:p text:style-name="P2">DSD</text:p>
          <text:p text:style-name="P2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0" draw:id="id50" draw:layer="layout" svg:width="5.334cm" svg:height="2.032cm" svg:x="0.769cm" svg:y="7.379cm">
          <text:p text:style-name="P2">SVM<text:span text:style-name="T1">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1" draw:id="id51" draw:layer="layout" svg:width="5.334cm" svg:height="2.032cm" svg:x="0.769cm" svg:y="0.579cm">
          <text:p text:style-name="P2">SSC</text:p>
          <text:p text:style-name="P2">Acoustic 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.437cm" svg:y1="5.312cm" svg:x2="3.436cm" svg:y2="7.379cm" draw:start-shape="id49" draw:start-glue-point="2" draw:end-shape="id50" draw:end-glue-point="0" svg:d="m3437 5312-1 2067" svg:viewBox="0 0 2 2068">
          <text:p/>
        </draw:connector>
        <draw:connector draw:style-name="gr4" draw:text-style-name="P1" draw:layer="layout" svg:x1="6.104cm" svg:y1="4.296cm" svg:x2="8.368cm" svg:y2="2.994cm" draw:start-shape="id49" draw:start-glue-point="1" svg:d="m6104 4296h1383v-1302h881" svg:viewBox="0 0 2265 1303">
          <text:p/>
        </draw:connector>
        <draw:connector draw:style-name="gr4" draw:text-style-name="P1" draw:layer="layout" svg:x1="6.103cm" svg:y1="1.595cm" svg:x2="8.368cm" svg:y2="2.994cm" draw:start-shape="id51" draw:start-glue-point="1" svg:d="m6103 1595h1384v1399h881" svg:viewBox="0 0 2266 1400">
          <text:p/>
        </draw:connector>
        <draw:custom-shape draw:style-name="gr2" draw:text-style-name="P2" xml:id="id53" draw:id="id53" draw:layer="layout" svg:width="5.334cm" svg:height="2.032cm" svg:x="6.869cm" svg:y="7.379cm">
          <text:p text:style-name="P2">Sincerity sc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2" draw:id="id52" draw:layer="layout" svg:width="5.334cm" svg:height="2.032cm" svg:x="4.168cm" svg:y="11.278cm">
          <text:p text:style-name="P2">SVM<text:span text:style-name="T1">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4" draw:id="id54" draw:layer="layout" svg:width="5.334cm" svg:height="2.032cm" svg:x="4.168cm" svg:y="14.478cm">
          <text:p text:style-name="P2">Final deception</text:p>
          <text:p text:style-name="P2">predi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436cm" svg:y1="9.411cm" svg:x2="6.835cm" svg:y2="11.278cm" draw:start-shape="id50" draw:start-glue-point="2" draw:end-shape="id52" draw:end-glue-point="0" svg:d="m3436 9411v934h3399v933" svg:viewBox="0 0 3400 1868">
          <text:p/>
        </draw:connector>
        <draw:connector draw:style-name="gr4" draw:text-style-name="P1" draw:layer="layout" svg:x1="9.536cm" svg:y1="9.411cm" svg:x2="6.835cm" svg:y2="11.278cm" draw:start-shape="id53" draw:start-glue-point="2" draw:end-shape="id52" draw:end-glue-point="0" svg:d="m9536 9411v934h-2701v933" svg:viewBox="0 0 2702 1868">
          <text:p/>
        </draw:connector>
        <draw:connector draw:style-name="gr4" draw:text-style-name="P1" draw:layer="layout" svg:x1="6.835cm" svg:y1="13.31cm" svg:x2="6.835cm" svg:y2="14.478cm" draw:start-shape="id52" draw:start-glue-point="2" draw:end-shape="id54" draw:end-glue-point="0" svg:d="m6835 13310v1168" svg:viewBox="0 0 1 1169">
          <text:p/>
        </draw:connector>
        <draw:custom-shape draw:style-name="gr2" draw:text-style-name="P2" xml:id="id55" draw:id="id55" draw:layer="layout" svg:width="5.81cm" svg:height="2.848cm" svg:x="8.368cm" svg:y="1.578cm">
          <text:p text:style-name="P2">Adaptation to get </text:p>
          <text:p text:style-name="P2">sincerity scores </text:p>
          <text:p text:style-name="P2">on DSD data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11.273cm" svg:y1="4.426cm" svg:x2="9.536cm" svg:y2="7.379cm" draw:start-shape="id55" draw:start-glue-point="2" draw:end-shape="id53" draw:end-glue-point="0" svg:d="m11273 4426v1477h-1737v1476" svg:viewBox="0 0 1738 2954">
          <text:p/>
        </draw:connector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06T11:31:37</meta:creation-date>
    <dc:date>2016-09-07T09:51:44</dc:date>
    <meta:editing-duration>PT21H19M26S</meta:editing-duration>
    <meta:editing-cycles>1</meta:editing-cycles>
    <meta:document-statistic meta:object-count="159"/>
    <meta:generator>LibreOffice/3.5$Linux_X86_64 LibreOffice_project/350m1$Build-2</meta:generator>
  </office:meta>
</office:document-meta>
</file>